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lt;html&gt;</text:p>
      <text:p text:style-name="Standard">&lt;meta charset="UTF-8"&gt;</text:p>
      <text:p text:style-name="Standard">&lt;title&gt;Pizza Restaurant&lt;/title&gt;</text:p>
      <text:p text:style-name="Standard">&lt;meta name="viewport" content="width=device-width,initial-scale=1"&gt;</text:p>
      <text:p text:style-name="Standard">&lt;link rel="stylesheet" href="https://www.w3schools.com/w3css/4/w3.css"&gt;</text:p>
      <text:p text:style-name="Standard">&lt;script src="https://www.w3schools.com/lib/w3.js"&gt;&lt;/script&gt;</text:p>
      <text:p text:style-name="Standard">&lt;link rel="stylesheet" href="https://fonts.googleapis.com/css?family=Amatic+SC"&gt;</text:p>
      <text:p text:style-name="Standard">&lt;style&gt;</text:p>
      <text:p text:style-name="Standard">body,h1,h2,h3,h4,h5,h6 {font-family: "Bell MT", sans-serif;}</text:p>
      <text:p text:style-name="Standard">&lt;/style&gt;</text:p>
      <text:p text:style-name="Standard">&lt;/style&gt;</text:p>
      <text:p text:style-name="Standard"/>
      <text:p text:style-name="Standard">&lt;link rel="stylesheet" href="https://cdn.jsdelivr.net/npm/bootstrap@4.6.2/dist/css/bootstrap.min.css"&gt;</text:p>
      <text:p text:style-name="Standard">&lt;script src="https://cdn.jsdelivr.net/npm/jquery@3.6.3/dist/jquery.slim.min.js"&gt;&lt;/script&gt;</text:p>
      <text:p text:style-name="Standard">&lt;script src="https://cdn.jsdelivr.net/npm/popper.js@1.16.1/dist/umd/popper.min.js"&gt;&lt;/script&gt;</text:p>
      <text:p text:style-name="Standard">&lt;script src="https://cdn.jsdelivr.net/npm/bootstrap@4.6.2/dist/js/bootstrap.bundle.min.js"&gt;&lt;/script&gt;</text:p>
      <text:p text:style-name="Standard">&lt;style&gt;</text:p>
      <text:p text:style-name="Standard">/* Make the image fully responsive */</text:p>
      <text:p text:style-name="Standard">.carousel-inner img {</text:p>
      <text:p text:style-name="Standard"><text:s text:c="2"/>shape-image-threshold: inherit;</text:p>
      <text:p text:style-name="Standard"><text:s text:c="2"/>width: 100%;</text:p>
      <text:p text:style-name="Standard"><text:s text:c="2"/>height: 650px;</text:p>
      <text:p text:style-name="Standard"><text:s text:c="2"/>padding: 10px 10px;</text:p>
      <text:p text:style-name="Standard">}</text:p>
      <text:p text:style-name="Standard">a{ display: block;</text:p>
      <text:p text:style-name="Standard"><text:s text:c="2"/>color: black;</text:p>
      <text:p text:style-name="Standard"><text:s text:c="2"/>text-align: left;</text:p>
      <text:p text:style-name="Standard"><text:s text:c="2"/>padding: 50px 50px;</text:p>
      <text:p text:style-name="Standard"><text:s text:c="2"/>text-decoration: none;</text:p>
      <text:p text:style-name="Standard">}</text:p>
      <text:p text:style-name="Standard">&lt;/style&gt;</text:p>
      <text:p text:style-name="Standard">&lt;body&gt;</text:p>
      <text:p text:style-name="Standard">&lt;!-- Start Content --&gt;</text:p>
      <text:p text:style-name="Standard">&lt;div id="home" class="container"&gt;</text:p>
      <text:p text:style-name="Standard"/>
      <text:p text:style-name="Standard">&lt;!-- Navbar (Sits on top) --&gt;</text:p>
      <text:p text:style-name="Standard">&lt;div class="w3-padding-top-15 w3-text-align-right w3-bar w3-xlarge w3-black w3-top w3-opacity"&gt;</text:p>
      <text:p text:style-name="Standard">&lt;a href="#home" class="w3-bar-item w3-button "&gt;HOME&lt;/a&gt;</text:p>
      <text:p text:style-name="Standard">&lt;a href="#menu" class="w3-bar-item w3-button"&gt;MENU&lt;/a&gt;</text:p>
      <text:p text:style-name="Standard">&lt;a href="#about" class="w3-bar-item w3-button"&gt;ABOUT&lt;/a&gt;</text:p>
      <text:p text:style-name="Standard">&lt;a href="#contact" class="w3-bar-item w3-button"&gt;CONTACT&lt;/a&gt;</text:p>
      <text:p text:style-name="Standard">&lt;/div&gt;</text:p>
      <text:p text:style-name="Standard"/>
      <text:p text:style-name="Standard"><text:s/>&lt;!--End Content --&gt;</text:p>
      <text:p text:style-name="Standard">&lt;/div&gt;</text:p>
      <text:p text:style-name="Standard">&lt;div id="demo" class="carousel slide" data-ride="carousel"&gt;</text:p>
      <text:p text:style-name="Standard"/>
      <text:p text:style-name="Standard"><text:s text:c="2"/>&lt;!-- Indicators --&gt;</text:p>
      <text:p text:style-name="Standard"><text:s text:c="2"/>&lt;ul class="carousel-indicators"&gt;</text:p>
      <text:p text:style-name="Standard"><text:soft-page-break/><text:s text:c="4"/>&lt;li data-target="#demo" data-slide-to="0" class="active"&gt;&lt;/li&gt;</text:p>
      <text:p text:style-name="Standard"><text:s text:c="4"/>&lt;li data-target="#demo" data-slide-to="1"&gt;&lt;/li&gt;</text:p>
      <text:p text:style-name="Standard"><text:s text:c="4"/>&lt;li data-target="#demo" data-slide-to="2"&gt;&lt;/li&gt;</text:p>
      <text:p text:style-name="Standard"><text:s text:c="2"/>&lt;/ul&gt;</text:p>
      <text:p text:style-name="Standard"><text:s text:c="2"/></text:p>
      <text:p text:style-name="Standard"><text:s text:c="2"/>&lt;!-- The slideshow --&gt;</text:p>
      <text:p text:style-name="Standard"><text:s text:c="2"/>&lt;div class="carousel-inner"&gt;</text:p>
      <text:p text:style-name="Standard"><text:s text:c="4"/>&lt;div class="carousel-item active"&gt;</text:p>
      <text:p text:style-name="Standard"><text:s text:c="6"/>&lt;img src="/home/sanjeevan/Desktop/pizza.jpeg" alt="Pizza" width="100px" height="100px"&gt;</text:p>
      <text:p text:style-name="Standard"><text:s text:c="4"/>&lt;/div&gt;</text:p>
      <text:p text:style-name="Standard"><text:s text:c="4"/>&lt;div class="carousel-item"&gt;</text:p>
      <text:p text:style-name="Standard"><text:s text:c="6"/>&lt;img src="/home/sanjeevan/Desktop/chickenp.jpg" alt="Pizza" width="100px" height="100px"&gt;</text:p>
      <text:p text:style-name="Standard"><text:s text:c="4"/>&lt;/div&gt;</text:p>
      <text:p text:style-name="Standard"><text:s text:c="4"/>&lt;div class="carousel-item"&gt;</text:p>
      <text:p text:style-name="Standard"><text:s text:c="6"/>&lt;img src="/home/sanjeevan/Desktop/pizza5.jpg" alt="Pizza" width="100px" height="100px"&gt;</text:p>
      <text:p text:style-name="Standard"><text:s text:c="4"/>&lt;/div&gt;</text:p>
      <text:p text:style-name="Standard"><text:s text:c="2"/>&lt;/div&gt;</text:p>
      <text:p text:style-name="Standard">&lt;!-- Header Image --&gt;</text:p>
      <text:p text:style-name="Standard">&lt;div class="w3-display-bottomleft"&gt;</text:p>
      <text:p text:style-name="Standard"><text:s text:c="2"/>&lt;span class="w3-tag w3-xlarge"&gt;Open from 10am to 12pm&lt;/span&gt;</text:p>
      <text:p text:style-name="Standard">&lt;/div&gt;</text:p>
      <text:p text:style-name="Standard">&lt;div class="w3-display-middle w3-center"&gt;</text:p>
      <text:p text:style-name="Standard"><text:s text:c="2"/>&lt;span class="w3-text-black" style="font-size:100px"&gt;CHEESE&lt;br&gt;BURST PIZZA&lt;/span&gt;&lt;br&gt;</text:p>
      <text:p text:style-name="Standard"><text:s text:c="2"/>&lt;p&gt;&lt;a href="#menu" class="w3-button w3-xxlarge w3-black"&gt;Let see the menu&lt;/a&gt;&lt;/p&gt;</text:p>
      <text:p text:style-name="Standard">&lt;/div&gt;</text:p>
      <text:p text:style-name="Standard">&lt;/div&gt;</text:p>
      <text:p text:style-name="Standard"><text:s text:c="2"/></text:p>
      <text:p text:style-name="Standard"><text:s text:c="2"/>&lt;!-- Left and right controls --&gt;</text:p>
      <text:p text:style-name="Standard"><text:s text:c="2"/>&lt;a class="carousel-control-prev" href="#demo" data-slide="prev"&gt;</text:p>
      <text:p text:style-name="Standard"><text:s text:c="4"/>&lt;span class="carousel-control-prev-icon"&gt;&lt;/span&gt;</text:p>
      <text:p text:style-name="Standard"><text:s text:c="2"/>&lt;/a&gt;</text:p>
      <text:p text:style-name="Standard"><text:s text:c="2"/>&lt;a class="carousel-control-next" href="#demo" data-slide="next"&gt;</text:p>
      <text:p text:style-name="Standard"><text:s text:c="4"/>&lt;span class="carousel-control-next-icon"&gt;&lt;/span&gt;</text:p>
      <text:p text:style-name="Standard"><text:s text:c="2"/>&lt;/a&gt;</text:p>
      <text:p text:style-name="Standard">&lt;/div&gt;</text:p>
      <text:p text:style-name="Standard"/>
      <text:p text:style-name="Standard">&lt;!-- Start Content --&gt;</text:p>
      <text:p text:style-name="Standard">&lt;div id="menu" class="w3-center" <text:s/>target="_blank"&gt;</text:p>
      <text:p text:style-name="Standard"/>
      <text:p text:style-name="Standard"><text:s text:c="4"/>&lt;!-- Menu --&gt;</text:p>
      <text:p text:style-name="Standard"><text:s text:c="4"/>&lt;div id="menu" class="w3-container w3-grey w3-xlarge w3-padding-30"&gt;</text:p>
      <text:p text:style-name="Standard"><text:s text:c="4"/>&lt;h1 class="w3-center w3-jumbo w3-padding-30"&gt;THE MENU&lt;/h1&gt;</text:p>
      <text:p text:style-name="Standard"><text:s text:c="4"/>&lt;div class="w3-row w3-content w3-border w3-border-dark-grey"&gt;</text:p>
      <text:p text:style-name="Standard"><text:s text:c="4"/>&lt;a href="#pizza"&gt;&lt;div class="w3-third w3-padding-large w3-hover-red"&gt;Pizza&lt;/div&gt;&lt;/a&gt;</text:p>
      <text:p text:style-name="Standard"><text:s text:c="4"/>&lt;a href="#pasta"&gt;&lt;div class="w3-third w3-padding-large w3-hover-red"&gt;Pasta&lt;/div&gt;&lt;/a&gt;</text:p>
      <text:p text:style-name="Standard"><text:s text:c="4"/>&lt;a href="#starters"&gt;&lt;div class="w3-third w3-padding-large w3-hover-red"&gt;Starters&lt;/div&gt;&lt;/a&gt;</text:p>
      <text:p text:style-name="Standard"><text:s text:c="4"/>&lt;/div&gt;</text:p>
      <text:p text:style-name="Standard"><text:s text:c="4"/></text:p>
      <text:p text:style-name="Standard"><text:s text:c="4"/>&lt;div id="pizza" class="w3-container w3-white w3-padding-30"&gt;</text:p>
      <text:p text:style-name="Standard"><text:s text:c="4"/></text:p>
      <text:p text:style-name="Standard"><text:soft-page-break/><text:s text:c="4"/>&lt;h1&gt;&lt;b&gt;Margherita&lt;/b&gt; &lt;span class="w3-right w3-tag w3-dark-grey w3-round"&gt;120 Rs&lt;/span&gt;&lt;/h1&gt;</text:p>
      <text:p text:style-name="Standard"><text:s text:c="4"/>&lt;img src="/home/sanjeevan/Desktop/margherita.jpg" width="200px" height="200px"&gt;</text:p>
      <text:p text:style-name="Standard"><text:s text:c="4"/>&lt;p class="w3-text-grey"&gt;Fresh tomatoes, fresh mozzarella, fresh basil&lt;/p&gt;</text:p>
      <text:p text:style-name="Standard"><text:s text:c="4"/></text:p>
      <text:p text:style-name="Standard"><text:s text:c="4"/>&lt;hr&gt;</text:p>
      <text:p text:style-name="Standard"><text:s text:c="4"/>&lt;h1&gt;&lt;b&gt;Formaggio&lt;/b&gt; &lt;span class="w3-right w3-tag w3-dark-grey w3-round"&gt;150 Rs&lt;/span&gt;&lt;/h1&gt;</text:p>
      <text:p text:style-name="Standard"><text:s text:c="4"/>&lt;img src="/home/sanjeevan/Desktop/Formaggio.jpeg" width="200px" height="200px"&gt;</text:p>
      <text:p text:style-name="Standard"><text:s text:c="4"/>&lt;p class="w3-text-grey"&gt;Four cheeses (mozzarella, parmesan, pecorino, jarlsberg)&lt;/p&gt;</text:p>
      <text:p text:style-name="Standard"><text:s text:c="4"/></text:p>
      <text:p text:style-name="Standard"><text:s text:c="4"/>&lt;hr&gt;</text:p>
      <text:p text:style-name="Standard"><text:s text:c="4"/>&lt;h1&gt;&lt;b&gt;Chicken&lt;/b&gt; &lt;span class="w3-right w3-tag w3-dark-grey w3-round"&gt;170 Rs&lt;/span&gt;&lt;/h1&gt;</text:p>
      <text:p text:style-name="Standard"><text:s text:c="4"/>&lt;img src="/home/sanjeevan/Desktop/chickenp.jpg" width="200px" height="200px"&gt;</text:p>
      <text:p text:style-name="Standard"><text:tab/>&lt;p class="w3-text-grey"&gt;Fresh tomatoes, mozzarella, chicken, onions&lt;/p&gt;</text:p>
      <text:p text:style-name="Standard"><text:s text:c="4"/></text:p>
      <text:p text:style-name="Standard"><text:s text:c="4"/>&lt;hr&gt;</text:p>
      <text:p text:style-name="Standard"><text:s text:c="4"/>&lt;h1&gt;&lt;b&gt;Pineapple'o'clock&lt;/b&gt; &lt;span class="w3-right w3-tag w3-dark-grey w3-round"&gt;180 Rs&lt;/span&gt;&lt;/h1&gt;</text:p>
      <text:p text:style-name="Standard"><text:s text:c="3"/>&lt;img src="/home/sanjeevan/Desktop/pineappler.jpg" width="200px" height="200px"&gt;</text:p>
      <text:p text:style-name="Standard"><text:s/>&lt;p class="w3-text-grey"&gt;Fresh tomatoes, mozzarella, fresh pineapple, bacon, fresh basil&lt;/p&gt;</text:p>
      <text:p text:style-name="Standard"><text:s text:c="4"/></text:p>
      <text:p text:style-name="Standard"><text:s text:c="4"/>&lt;hr&gt;</text:p>
      <text:p text:style-name="Standard"><text:s text:c="4"/>&lt;h1&gt;&lt;b&gt;Meat Town&lt;/b&gt; &lt;span class="w3-tag w3-red w3-round"&gt;Hot!&lt;/span&gt;</text:p>
      <text:p text:style-name="Standard"><text:s text:c="4"/>&lt;span class="w3-right w3-tag w3-dark-grey w3-round"&gt;200 Rs&lt;/span&gt;&lt;/h1&gt;</text:p>
      <text:p text:style-name="Standard">&lt;img src="/home/sanjeevan/Desktop/meattown.jpg" width="200px" height="200px"&gt;</text:p>
      <text:p text:style-name="Standard"><text:s text:c="4"/>&lt;p class="w3-text-grey"&gt;Fresh tomatoes, mozzarella, hot pepporoni, hot sausage, beef, chicken&lt;/p&gt;</text:p>
      <text:p text:style-name="Standard"><text:s text:c="4"/>&lt;/div&gt;</text:p>
      <text:p text:style-name="Standard"><text:s text:c="4"/></text:p>
      <text:p text:style-name="Standard"><text:s text:c="4"/>&lt;h1 id="pasta" class="w3-center w3-jumbo w3-padding-32"&gt;PASTA&lt;/h1&gt;</text:p>
      <text:p text:style-name="Standard"><text:s text:c="4"/>&lt;div class="w3-container w3-white w3-padding-32"&gt;</text:p>
      <text:p text:style-name="Standard"><text:s text:c="4"/></text:p>
      <text:p text:style-name="Standard"><text:s text:c="4"/>&lt;h1&gt;&lt;b&gt;Lasagna&lt;/b&gt; &lt;span class="w3-tag w3-grey w3-round"&gt;Popular&lt;/span&gt;&lt;br&gt;</text:p>
      <text:p text:style-name="Standard">&lt;img src="/home/sanjeevan/Desktop/Lasagna .jpeg" width="200px" height="200px"&gt;</text:p>
      <text:p text:style-name="Standard"><text:s text:c="4"/>&lt;span class="w3-right w3-tag w3-dark-grey w3-round"&gt;135 Rs&lt;/span&gt;&lt;/h1&gt;</text:p>
      <text:p text:style-name="Standard"><text:s text:c="4"/>&lt;p class="w3-text-grey"&gt;Special sauce, mozzarella, parmesan, ground beef&lt;/p&gt;</text:p>
      <text:p text:style-name="Standard"><text:s text:c="4"/></text:p>
      <text:p text:style-name="Standard"><text:s text:c="4"/>&lt;hr&gt;</text:p>
      <text:p text:style-name="Standard"><text:s text:c="4"/>&lt;h1&gt;&lt;b&gt;Ravioli&lt;/b&gt; &lt;span class="w3-right w3-tag w3-dark-grey w3-round"&gt;140 Rs&lt;/span&gt;&lt;/h1&gt;</text:p>
      <text:p text:style-name="Standard">&lt;img src="/home/sanjeevan/Desktop/Ravioli.jpg" width="200px" height="200px"&gt;</text:p>
      <text:p text:style-name="Standard"><text:s text:c="4"/>&lt;p class="w3-text-grey"&gt;Ravioli filled with cheese&lt;/p&gt;</text:p>
      <text:p text:style-name="Standard"><text:s text:c="4"/></text:p>
      <text:p text:style-name="Standard"><text:s text:c="4"/>&lt;hr&gt;</text:p>
      <text:p text:style-name="Standard"><text:s text:c="4"/>&lt;h1&gt;&lt;b&gt;Spaghetti Classica&lt;/b&gt; &lt;span class="w3-right w3-tag w3-dark-grey w3-round"&gt;110 Rs&lt;/span&gt;&lt;/h1&gt;</text:p>
      <text:p text:style-name="Standard">&lt;img src="/home/sanjeevan/Desktop/Spaghetti Classica.jpg" width="200px" height="200px"&gt;</text:p>
      <text:p text:style-name="Standard"><text:s text:c="4"/>&lt;p class="w3-text-grey"&gt;Fresh tomatoes, onions, ground beef&lt;/p&gt;</text:p>
      <text:p text:style-name="Standard"><text:s text:c="4"/>&lt;/div&gt;</text:p>
      <text:p text:style-name="Standard"><text:s text:c="4"/></text:p>
      <text:p text:style-name="Standard"><text:soft-page-break/><text:s text:c="4"/>&lt;h1 id="starters" class="w3-center w3-jumbo w3-padding-32"&gt;STARTERS&lt;/h1&gt;</text:p>
      <text:p text:style-name="Standard"><text:s text:c="4"/>&lt;div class="w3-container w3-white w3-padding-32"&gt;</text:p>
      <text:p text:style-name="Standard"><text:s text:c="4"/></text:p>
      <text:p text:style-name="Standard"><text:s text:c="4"/>&lt;h1&gt;&lt;b&gt;Today's Soup&lt;/b&gt; &lt;span class="w3-tag w3-grey w3-round"&gt;Seasonal&lt;/span&gt;</text:p>
      <text:p text:style-name="Standard"><text:s text:c="4"/>&lt;span class="w3-right w3-tag w3-dark-grey w3-round"&gt;50 RS&lt;/span&gt;&lt;/h1&gt;</text:p>
      <text:p text:style-name="Standard">&lt;img src="/home/sanjeevan/Desktop/Today's Soup.jpeg" width="200px" height="200px"&gt;</text:p>
      <text:p text:style-name="Standard"><text:s text:c="4"/>&lt;p class="w3-text-grey"&gt;Ask the waiter&lt;/p&gt;</text:p>
      <text:p text:style-name="Standard"><text:s text:c="4"/></text:p>
      <text:p text:style-name="Standard"><text:s text:c="4"/>&lt;hr&gt;</text:p>
      <text:p text:style-name="Standard"><text:s text:c="4"/>&lt;h1&gt;&lt;b&gt;Bruschetta&lt;/b&gt; &lt;span class="w3-right w3-tag w3-dark-grey w3-round"&gt;80 Rs&lt;/span&gt;&lt;/h1&gt;</text:p>
      <text:p text:style-name="Standard">&lt;img src="/home/sanjeevan/Desktop/Bruschetta.jpg" width="200px" height="200px"&gt;</text:p>
      <text:p text:style-name="Standard"><text:s text:c="4"/>&lt;p class="w3-text-grey"&gt;Bread with pesto, tomatoes, onion, garlic&lt;/p&gt;</text:p>
      <text:p text:style-name="Standard"><text:s text:c="4"/></text:p>
      <text:p text:style-name="Standard"><text:s text:c="4"/>&lt;hr&gt;</text:p>
      <text:p text:style-name="Standard"><text:s text:c="4"/>&lt;h1&gt;&lt;b&gt;Garlic bread&lt;/b&gt; &lt;span class="w3-right w3-tag w3-dark-grey w3-round"&gt;90 Rs&lt;/span&gt;&lt;/h1&gt;</text:p>
      <text:p text:style-name="Standard">&lt;img src="/home/sanjeevan/Desktop/Garlic bread.jpg" width="200px" height="200px"&gt;</text:p>
      <text:p text:style-name="Standard"><text:s text:c="4"/>&lt;p class="w3-text-grey"&gt;Grilled ciabatta, garlic butter, onions&lt;/p&gt;</text:p>
      <text:p text:style-name="Standard"><text:s text:c="4"/>&lt;/div&gt;</text:p>
      <text:p text:style-name="Standard"><text:s text:c="4"/>&lt;/div&gt;</text:p>
      <text:p text:style-name="Standard"><text:s text:c="4"/></text:p>
      <text:p text:style-name="Standard"><text:s text:c="4"/>&lt;!-- End Content --&gt;</text:p>
      <text:p text:style-name="Standard"><text:s text:c="4"/>&lt;/div&gt;</text:p>
      <text:p text:style-name="Standard"/>
      <text:p text:style-name="Standard"><text:s text:c="4"/>&lt;!-- Start Content --&gt;</text:p>
      <text:p text:style-name="Standard">&lt;div id="about" class="w3-center" target="_blank"&gt;</text:p>
      <text:p text:style-name="Standard"/>
      <text:p text:style-name="Standard"><text:s text:c="4"/>&lt;!-- About --&gt;</text:p>
      <text:p text:style-name="Standard"><text:s text:c="4"/>&lt;div id="about" class="w3-container w3-red w3-grayscale w3-xlarge w3-padding-64" target="_blank"&gt;</text:p>
      <text:p text:style-name="Standard"><text:s text:c="4"/>&lt;h1 class="w3-center w3-jumbo"&gt;About&lt;/h1&gt;</text:p>
      <text:p text:style-name="Standard"><text:s text:c="4"/>&lt;p&gt;The Pizza Restaurant was founded in India by Mr. Abheer in lorem ipsum dolor sit amet, consectetur adipiscing elit, sed do eiusmod tempor incididunt ut labore et dolore magna aliqua. Ut enim ad minim veniam, quis nostrud exercitation ullamco laboris nisi ut aliquip ex ea commodo consequat.&lt;/p&gt;</text:p>
      <text:p text:style-name="Standard"><text:s text:c="4"/>&lt;p&gt;&lt;strong&gt;The Chef&lt;/strong&gt; Mr. Abheer himself&lt;img src="/home/sanjeevan/Desktop/chef.jpg" style="width:150px" class="w3-circle w3-right" alt="Chef"&gt;&lt;/p&gt;</text:p>
      <text:p text:style-name="Standard"><text:s text:c="4"/>&lt;p&gt;We are proud of our interiors.&lt;/p&gt;</text:p>
      <text:p text:style-name="Standard"><text:s text:c="4"/>&lt;p class="w3-padding-16 w3-stretch"&gt;</text:p>
      <text:p text:style-name="Standard"><text:s text:c="4"/>&lt;img src="/home/sanjeevan/Desktop/rest2.jpeg" style="width:100%" alt="Restaurant"&gt;</text:p>
      <text:p text:style-name="Standard"><text:s text:c="4"/>&lt;/p&gt;</text:p>
      <text:p text:style-name="Standard"><text:s text:c="4"/>&lt;h1&gt;&lt;b&gt;Opening Hours&lt;/b&gt;&lt;/h1&gt;</text:p>
      <text:p text:style-name="Standard"><text:s text:c="4"/>&lt;div class="w3-row"&gt;</text:p>
      <text:p text:style-name="Standard"><text:s text:c="4"/>&lt;div class="w3-half"&gt;</text:p>
      <text:p text:style-name="Standard"><text:s text:c="6"/>&lt;p&gt;Mon &amp; Tue CLOSED&lt;/p&gt;</text:p>
      <text:p text:style-name="Standard"><text:s text:c="6"/>&lt;p&gt;Wednesday 10.00 - 24.00&lt;/p&gt;</text:p>
      <text:p text:style-name="Standard"><text:s text:c="6"/>&lt;p&gt;Thursday 10:00 - 24:00&lt;/p&gt;</text:p>
      <text:p text:style-name="Standard"><text:s text:c="4"/>&lt;/div&gt;</text:p>
      <text:p text:style-name="Standard"><text:s text:c="4"/>&lt;div class="w3-half"&gt;</text:p>
      <text:p text:style-name="Standard"><text:s text:c="6"/>&lt;p&gt;Friday 10:00 - 12:00&lt;/p&gt;</text:p>
      <text:p text:style-name="Standard"><text:soft-page-break/><text:s text:c="6"/>&lt;p&gt;Saturday 10:00 - 23:00&lt;/p&gt;</text:p>
      <text:p text:style-name="Standard"><text:s text:c="6"/>&lt;p&gt;Sunday Closed&lt;/p&gt;</text:p>
      <text:p text:style-name="Standard"><text:s text:c="4"/>&lt;/div&gt;</text:p>
      <text:p text:style-name="Standard"><text:s text:c="4"/>&lt;/div&gt; <text:s text:c="3"/></text:p>
      <text:p text:style-name="Standard"><text:s text:c="4"/>&lt;/div&gt;</text:p>
      <text:p text:style-name="Standard"><text:s text:c="4"/></text:p>
      <text:p text:style-name="Standard"><text:s text:c="4"/>&lt;!-- End Content --&gt;</text:p>
      <text:p text:style-name="Standard"><text:s text:c="4"/>&lt;/div&gt;</text:p>
      <text:p text:style-name="Standard"/>
      <text:p text:style-name="Standard"><text:s text:c="4"/>&lt;!-- Start Content --&gt;</text:p>
      <text:p text:style-name="Standard">&lt;div id="contact" class="w3-circle"&gt;</text:p>
      <text:p text:style-name="Standard"/>
      <text:p text:style-name="Standard"><text:s text:c="4"/>&lt;!-- Contact --&gt;</text:p>
      <text:p text:style-name="Standard"><text:s text:c="4"/>&lt;img id="contact" src="map.jpg" class="w3-image w3-greyscale" alt="Map" style="width:100%" target="_blank"&gt;</text:p>
      <text:p text:style-name="Standard"><text:s text:c="4"/>&lt;div class="w3-container w3-blue-grey w3-grayscale-min w3-xlarge w3-padding-top-32"&gt;</text:p>
      <text:p text:style-name="Standard"><text:s text:c="4"/>&lt;h1 class="w3-center w3-jumbo"&gt;Contact&lt;/h1&gt;</text:p>
      <text:p text:style-name="Standard"><text:s text:c="4"/>&lt;p&gt;Find us at some address at some place or call us at 9527517871&lt;/p&gt;</text:p>
      <text:p text:style-name="Standard"><text:s text:c="4"/>&lt;p&gt;We offer full-service catering for any event, large or small. We understand your needs and we will cater the food to satisfy the biggerst criteria of them all, both look and taste.&lt;/p&gt;</text:p>
      <text:p text:style-name="Standard"><text:s text:c="4"/>&lt;p class="w3-xxlarge"&gt;&lt;b&gt;Reserve&lt;/b&gt; a table, ask for today's special or just send us a message:&lt;/p&gt;</text:p>
      <text:p text:style-name="Standard"><text:s text:c="4"/>&lt;form action="/action_page.php" target="_blank"&gt;</text:p>
      <text:p text:style-name="Standard"><text:s text:c="4"/>&lt;p&gt;&lt;input class="w3-input w3-padding-16 w3-border" type="text" placeholder="Name" required name="Name"&gt;&lt;/p&gt;</text:p>
      <text:p text:style-name="Standard"><text:s text:c="4"/>&lt;p&gt;&lt;input class="w3-input w3-padding-16 w3-border" type="number" placeholder="How many people" required name="People"&gt;&lt;/p&gt;</text:p>
      <text:p text:style-name="Standard"><text:s text:c="4"/>&lt;p&gt;&lt;input class="w3-input w3-padding-16 w3-border" type="datetime-local" placeholder="Date and time" required name="date" value="2020-11-16T20:00"&gt;&lt;/p&gt;</text:p>
      <text:p text:style-name="Standard"><text:s text:c="4"/>&lt;p&gt;&lt;input class="w3-input w3-padding-16 w3-border" type="text" placeholder="Message \ Special requirements" required name="Message"&gt;&lt;/p&gt;</text:p>
      <text:p text:style-name="Standard"><text:s text:c="4"/>&lt;p&gt;&lt;button class="w3-button w3-light-grey w3-block" type="submit"&gt;SEND MESSAGE&lt;/button&gt;&lt;/p&gt;</text:p>
      <text:p text:style-name="Standard"><text:s text:c="4"/>&lt;/form&gt;</text:p>
      <text:p text:style-name="Standard"><text:s text:c="4"/>&lt;p class="w3-center w3-xlarge w3-padding-32"&gt;Powered by &lt;a href="https://www.w3schools.com/w3css/default.asp" title="W3.CSS" target="_blank" class="w3-center"&gt;See The Website Refferance&lt;/a&gt;&lt;/p&gt;</text:p>
      <text:p text:style-name="Standard"><text:s text:c="4"/>&lt;/div&gt;</text:p>
      <text:p text:style-name="Standard"><text:s text:c="4"/>&lt;iframe src="https://www.google.com/maps/embed?pb=!1m18!1m12!1m3!1d3821.609317857032!2d74.23959591389082!3d16.696422488496133!2m3!1f0!2f0!3f0!3m2!1i1024!2i768!4f13.1!3m3!1m2!1s0x3bc1003fd9372a9b%3A0xc5aaca6684f5ef28!2sHeaven%20Pizza!5e0!3m2!1sen!2sin!4v1677230335201!5m2!1sen!2sin" width="1500" height="450" style="border:0;" allowfullscreen="100" loading="lazy" referrerpolicy="no-referrer-when-downgrade"&gt;Heaven Pizza Caffe&lt;/iframe&gt;</text:p>
      <text:p text:style-name="Standard"><text:s text:c="4"/>&lt;!-- End Content --&gt;</text:p>
      <text:p text:style-name="Standard"><text:s text:c="4"/>&lt;/div&gt;</text:p>
      <text:p text:style-name="Standard">&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0T16:15:20.882352587</meta:creation-date>
    <dc:date>2023-06-10T16:15:43.413547815</dc:date>
    <meta:editing-duration>PT26S</meta:editing-duration>
    <meta:editing-cycles>1</meta:editing-cycles>
    <meta:document-statistic meta:table-count="0" meta:image-count="0" meta:object-count="0" meta:page-count="5" meta:paragraph-count="212" meta:word-count="833" meta:character-count="10276" meta:non-whitespace-character-count="9061"/>
    <meta:generator>LibreOffice/6.0.7.3$Linux_X86_64 LibreOffice_project/00m0$Build-3</meta:generator>
  </office:meta>
</office:document-meta>
</file>